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2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3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Концепция маркетинга</text:h>
      <text:p text:style-name="Text_20_body"><text:span text:style-name="T1">Концепция маркетинга</text:span> - <text:a xlink:type="simple" xlink:href="https://www.marketch.ru/marketing-essentials/marketing-concept-and-philosophy-marketing/" text:style-name="Internet_20_link" text:visited-style-name="Visited_20_Internet_20_Link">философия</text:a> ведения бизнеса в условиях рыночных отношений, ориентированного на потребителя. </text:p>
      <text:p text:style-name="Quotations">Маркетинг — это работа с рынком ради осуществления обменов, цель которых — удовлетворение человеческих нужд и потребностей. </text:p>
      <text:p text:style-name="Text_20_body">Определение термина, данное Ф. Котлером</text:p>
      <text:p text:style-name="Quotations">Концепция маркетинга — это ориентация на нужды и потребности клиентов, подкрепленная комплексными усилиями маркетинга, нацеленными на создание потребительской удовлетворенности в качестве основы для достижения целей организации.</text:p>
      <text:p text:style-name="Text_20_body">В 1917 году «Американская ассоциация маркетинга» (AMA), что является безусловным флагманом науки для всего Американского Континента и Европы, дала следующее и единственное на сегодня определение маркетинга, которое, можно бы считать «новым» и заслуживающим цитирования: </text:p>
      <text:p text:style-name="Quotations">Marketing is the activity, set of institutions, and processes for creating, communicating, delivering, and exchanging offerings that have value for customers, clients, partners, and society at large. <text:line-break/><text:line-break/>Маркетинг – это деятельность, множество институтов и процессов для создания, обмена, доставки предложений, которые имеют ценность для клиентов, партнеров и общества в целом </text:p>
      <text:p text:style-name="Text_20_body"><text:span text:style-name="T1">Концепция маркетинга</text:span> – система основных взглядов, положений и инструментария деятельности компании, которые позволяют лучше удовлетворять потребностей конечного потребителя и, тем самым, помогая компании оптимально и быстро достигать поставленных перед ней целей.  </text:p>
      <text:p text:style-name="Text_20_body"><text:span text:style-name="T1">Концепция маркетинга</text:span> в философском смысле: </text:p>
      <text:p text:style-name="Text_20_body">Маркетинг – организация предпринимательства, ведения дел с пониманием того, что только деятельность в условиях рыночных отношений, ориентированная на потребителя, позволяет лучше решать задачи самого потребителя, компании и общества в целом.  </text:p>
      <text:p text:style-name="Text_20_body"><text:soft-page-break/>Концепция определяет <text:span text:style-name="T2">цель маркетинга – удовлетворенный потребитель, как первооснова для решения задач компании</text:span>. </text:p>
      <text:p text:style-name="Text_20_body">В зависимости от конкретного состояния рынка, уровня развития рыночных отношений (рынок продавца или рынок потребителя) выделяют традиционную, производственную, сбытовую, товарную, социально-этическую и сервисную концепции маркетинга. С развитием рынка, отношений на нем, маркетинг претерпевает качественные изменения, поскольку переосмысливаются сами рыночные отношения. Известно <text:span text:style-name="T2">пять последовательных трансформаций концепции</text:span> рыночной деятельности. Они возникают в различные периоды развития экономики и общества, в качестве ответа на новые экономические и социальные вызовы времени:  </text:p>
      <text:list text:style-name="L1">
        <text:list-item>
          <text:p text:style-name="P2">концепция совершенствования производства (Начало ХХ века); </text:p>
        </text:list-item>
        <text:list-item>
          <text:p text:style-name="P2">концепция совершенствования товара (20-е годы ХХ века); </text:p>
        </text:list-item>
        <text:list-item>
          <text:p text:style-name="P2">концепция интенсификации коммерческих усилий (30-50-е годы ХХ века); </text:p>
        </text:list-item>
        <text:list-item>
          <text:p text:style-name="P2">концепция рыночной деятельности (50-60-е годы ХХ века); </text:p>
        </text:list-item>
        <text:list-item>
          <text:p text:style-name="P1">концепция социально-этичного маркетинга (с 60- х годов ХХ века). </text:p>
        </text:list-item>
      </text:list>
      <text:p text:style-name="Text_20_body">В концепции маркетинга, в качестве тенденции произошедших изменений,  прослеживается смещение акцента с производства товара на его сбыт. В последующем, со сбыта – на решения задач, которые стоят перед потребителями и обществом в целом.<text:span text:style-name="T2"/></text:p>
      <text:p text:style-name="Text_20_body"><text:span text:style-name="T3">Концепция совершенствования производства</text:span> основана на утверждении, что потребители будут покупать товары, которые широко распространены и доступны по цене, следовательно, руководство должно сосредоточить свои усилия на совершенствовании производства и системы распределения. Концепция совершенствования производства находит применение в двух ситуациях: когда спрос на товар превышает предложение и когда себестоимость товара слишком высока, т. е. ее необходимо снизить, для чего требуется повышение производительности труда.  </text:p>
      <text:p text:style-name="Text_20_body"><text:span text:style-name="T3">Концепция совершенствования товара</text:span> состоит в полагании того, что потребители будут покупать товары наивысшего качества, с наилучшими эксплуатационными свойствами и характеристиками, следовательно, организация должна сосредоточить свои усилия на постоянном совершенствовании товара </text:p>
      <text:p text:style-name="Text_20_body"><text:soft-page-break/><text:span text:style-name="T3">Концепции интенсификации коммерческих усилий</text:span> придерживаются многие производители. Концепция интенсификации коммерческих усилий состоит в том, что потребители не будут покупать товары организации в достаточном количестве, если она не предпримет значительных усилий в сфере сбыта и стимулирования. Постоянно используют концепцию интенсификации коммерческих усилий применительно к товарам повседневного спроса, о приобретении которых покупатель долго не раздумывает. В этих отраслях деятельности разработаны и доведены до совершенства различные приемы выявления потенциальных покупателей и «жесткой продажи» им товара. </text:p>
      <text:p text:style-name="Text_20_body"><text:span text:style-name="T3">Концепция рыночной деятельности</text:span> предполагает, что залогом достижения целей фирмы служат четкое понимание и удовлетворение нужд и потребностей целевых потребителей (прямой маркетинг) и рынков (массовый маркетинг).  </text:p>
      <text:p text:style-name="Text_20_body"><text:span text:style-name="T3">Концепция социально-этичного маркетинга</text:span> пришла на замену концепции рыночной деятельности в силу изменившихся парадигм, в силу изменившего общества и отношений в нем. Объединяет их та же необходимость  ориентации на потребностей и обеспечение их удовлетворенности эффективным и продуктивным способом. Однако, современная концепция маркетинга подразумевает необходимость одновременно обеспечения сохранения и укрепление благополучия потребителя, компании и общества в целом. Только взаимный учет этих трех факторов приносит рыночный успех. Напротив, попытка решения одной из выше перечисленных задач, в ущерб решению других, неизбежно приводит компанию к потерям, а ее отношения с обществом – в тупик. Лозунг "социально ориентированная компания" является отражением именно этой концепции в политике маркетинга ряда фирм, провозглашающих себя маркетинговыми. </text:p>
      <text:p text:style-name="Standard"/>
      <text:p text:style-name="Standard"/>
      <text:h text:style-name="Heading_20_1" text:outline-level="1">Виды маркетинга</text:h>
      <text:p text:style-name="Text_20_body">Виды маркетинга, определяемые состоянием спроса - демаркетинг, стимулирующий маркетинг, конверсионный маркетинг, ремаркетинг, синхромаркетинг, противодействующий маркетинг, поддерживающий маркетинг и развивающий маркетинг. </text:p>
      <text:p text:style-name="Text_20_body"><text:soft-page-break/>Виды маркетинга – это маркетинг определенной формы, которая определяется целью, уровнем и состоянием спроса, степенью охвата групп потенциальных покупателей и примененных инструментов. </text:p>
      <text:p text:style-name="Text_20_body"><text:span text:style-name="T1">Виды маркетинга в контексте размера целевой группы</text:span>: </text:p>
      <text:list text:style-name="L7">
        <text:list-item>
          <text:p text:style-name="P15"><text:a xlink:type="simple" xlink:href="https://www.marketch.ru/marketing_dictionary/marketing_terms_d/direct_marketing/" office:target-frame-name="_blank" xlink:show="new" text:style-name="Internet_20_link" text:visited-style-name="Visited_20_Internet_20_Link"><text:span text:style-name="T2">Персональный маркетинг</text:span></text:a> – прямая личная коммуникация продавца/производителя с покупателем/потребителем; </text:p>
        </text:list-item>
        <text:list-item>
          <text:p text:style-name="P15"><text:a xlink:type="simple" xlink:href="https://www.marketch.ru/marketing_dictionary/marketing_terms_m/mass_marketing/" office:target-frame-name="_blank" xlink:show="new" text:style-name="Internet_20_link" text:visited-style-name="Visited_20_Internet_20_Link"><text:span text:style-name="T2">Массовый маркетинг</text:span></text:a> – рыночная стратегия одновременного удовлетворения потребностей большого числа потребителей предметами маркетинга одими и теми же предметами маркетинга; </text:p>
        </text:list-item>
        <text:list-item>
          <text:p text:style-name="P15"><text:span text:style-name="T2">Дифференцированный маркетинг</text:span> – характеризуется тем, что для различных групп потребителей предлагается различные предметы маркетинга, создаваемый специально для лучшего удовлетворения потребности каждой из групп потребителей; </text:p>
        </text:list-item>
        <text:list-item>
          <text:p text:style-name="P14"><text:span text:style-name="T2">Целевой (концентрированный)</text:span> – для определенной узкой группы потенциальных потребителей в ходе предложения им продукта обладающего особыми характеристиками делающие предмет маркетинга привлекательным и желаемым для конкретной группы потребителей. </text:p>
        </text:list-item>
      </text:list>
      <text:p text:style-name="Text_20_body"><text:span text:style-name="T1">Виды маркетинга, в контексте состояния спроса</text:span>. В зависимости от состояния спроса определяют следующие типы маркетинга: </text:p>
      <text:list text:style-name="L8">
        <text:list-item>
          <text:p text:style-name="P17"><text:span text:style-name="T2">Конверсионный маркетинг</text:span>. Используется при негативном или отрицательном спросе. Рынок пребывает в состоянии негативного спроса, в случае если большая часть потенциальных покупателей согласна на определенные издержки, лишь бы исключить из приобретения этот предмет маркетинга. </text:p>
        </text:list-item>
        <text:list-item>
          <text:p text:style-name="P17"><text:span text:style-name="T2">Стимулирующий маркетинг.</text:span> Используется при необходимости увеличения спроса на конкретный предмет маркетинга. </text:p>
        </text:list-item>
        <text:list-item>
          <text:p text:style-name="P17"><text:span text:style-name="T2">Ремаркетинг</text:span>. Используется при снижающемся спросе. </text:p>
        </text:list-item>
        <text:list-item>
          <text:p text:style-name="P17"><text:span text:style-name="T2">Маркетинг нового (развивающийся маркетинг).</text:span> Используется при скрытом спросе, который обладает место при возникновении у покупателя желания, которое невозможно угодить с помощью существующих на рынке продуктов и услуг. </text:p>
        </text:list-item>
        <text:list-item>
          <text:p text:style-name="P17"><text:a xlink:type="simple" xlink:href="https://www.marketch.ru/marketing_dictionary/marketing_terms_s/sinkhromarketing/" office:target-frame-name="_blank" xlink:show="new" text:style-name="Internet_20_link" text:visited-style-name="Visited_20_Internet_20_Link"><text:span text:style-name="T2">Синхромаркетинг</text:span></text:a><text:span text:style-name="T2">.</text:span> Используется при нерегулярном или колеблющемся спросе. В данном случае реализация колеблется на сезонной, почасовой и ежедневной основе. </text:p>
        </text:list-item>
        <text:list-item>
          <text:p text:style-name="P17"><text:soft-page-break/><text:span text:style-name="T2">Поддерживающий маркетинг</text:span>. Используется при полноценном спросе. В данном случае потребность целиком отвечает способностям компании, которая удовлетворена собственным торговым оборотом. </text:p>
        </text:list-item>
        <text:list-item>
          <text:p text:style-name="P17"><text:span text:style-name="T2">Демаркетинг</text:span>. Используется при чрезмерном спросе. В данном случае степень спроса постоянно и значительно выше, нежели компания может угодить. </text:p>
        </text:list-item>
        <text:list-item>
          <text:p text:style-name="P16"><text:span text:style-name="T2">Противодействующий маркетинг.</text:span> Используется при иррациональном спросе, что формирует опасность благополучию общества в целом или безопасности некоторых его индивидов (спиртное, оружие, сигареты). </text:p>
        </text:list-item>
      </text:list>
      <text:p text:style-name="Text_20_body"><text:span text:style-name="T1">Виды маркетинга в комплексе маркетинга. </text:span> </text:p>
      <text:list text:style-name="L9">
        <text:list-item>
          <text:p text:style-name="P18"><text:a xlink:type="simple" xlink:href="https://www.marketch.ru/marketing_dictionary/marketing_terms_t/trade_marketing/" office:target-frame-name="_blank" xlink:show="new" text:style-name="Internet_20_link" text:visited-style-name="Visited_20_Internet_20_Link"><text:span text:style-name="T2">Торговый маркетинг</text:span></text:a><text:span text:style-name="T2"> </text:span>– маркетинг товаро-проводящих каналов, направленный на устранение препятствий к продвижению товара или услуги в сбытовом канале (элемент «place» в комплексе маркетинга), ориентированный не построение и управление торгово-сбытовыми каналам и стимулирование покупателей. </text:p>
        </text:list-item>
      </text:list>
      <text:list text:style-name="L10">
        <text:list-item>
          <text:p text:style-name="P19"><text:span text:style-name="T2">Маркетинг прямых продаж</text:span> – то же, что <text:a xlink:type="simple" xlink:href="https://www.marketch.ru/marketing_dictionary/marketing_terms_d/direct_marketing/" office:target-frame-name="_blank" xlink:show="new" text:style-name="Internet_20_link" text:visited-style-name="Visited_20_Internet_20_Link">директ-маркетинг</text:a> </text:p>
        </text:list-item>
      </text:list>
      <text:p text:style-name="Text_20_body">В качестве отдельного и выделенного вида маркетинга, все эти виды маркетинга предполагают отработку всего комплекса маркетинга (4P): </text:p>
      <text:list text:style-name="L11">
        <text:list-item>
          <text:p text:style-name="P21">создание товаров, </text:p>
        </text:list-item>
        <text:list-item>
          <text:p text:style-name="P21">управление распределением и присутствием в сбытовой сети и в точках продаж, </text:p>
        </text:list-item>
        <text:list-item>
          <text:p text:style-name="P21">управление ценообразованием </text:p>
        </text:list-item>
        <text:list-item>
          <text:p text:style-name="P20">продвижение по сбытовому каналу. </text:p>
        </text:list-item>
      </text:list>
      <text:p text:style-name="Text_20_body"><text:span text:style-name="T1">Виды маркетинга в зависимости от состояния спроса</text:span>: </text:p>
      <text:list text:style-name="L12">
        <text:list-item>
          <text:p text:style-name="P23"><text:span text:style-name="T2">Конверсионный маркетинг – маркетинг при отсутствии спроса и негативном </text:span>отношении к товару и (или) марке. Большая часть покупателей согласна на определенные издержки, лишь бы исключить товар и (или) марку из потребления. </text:p>
        </text:list-item>
        <text:list-item>
          <text:p text:style-name="P23"><text:span text:style-name="T2">Стимулирующий маркетинг - маркетинг при изменении спроса</text:span>. В этом случае покупатели могут быть равнодушны к товару или марке или не знать о них. Причины стимулирования спроса: недостаток данных, новшество продукта, расхождение рынка реализации, утрата ценности продукта. </text:p>
        </text:list-item>
        <text:list-item>
          <text:p text:style-name="P23"><text:soft-page-break/><text:span text:style-name="T2">Ремаркетинг - маркетинг снижающегося спроса</text:span>. Причины: снижение качества товара, возникновение товаров-заменителей, уменьшение престижности товара, его моральное или технологическое устаревание. </text:p>
        </text:list-item>
        <text:list-item>
          <text:p text:style-name="P23"><text:span text:style-name="T2">Маркетинг нового (инновационного, новинок) – маркетинг не явного спроса</text:span>. Этот вид маркетинга применяют при возникновении у покупателя потребности в чем-либо, которое невозможно удовлетворить с помощью существующих на рынке предложений. Задача маркетинга – вовремя раскрывать потребность, дать оценку потенциального рынка и сформировать рыночное предложение, то есть перевоплотить спрос из потенциального в действительный. </text:p>
        </text:list-item>
        <text:list-item>
          <text:p text:style-name="P23"><text:span text:style-name="T2">Синхромаркетинг</text:span>. Используется при нерегулярном или колеблющемся спросе. В данном случае реализация меняется ритмически от провалов до пиковых значений ( сезонной, почасовой и ежедневной спрос). Задача маркетинга – отыскать методы сгладить колебания в распределении спроса с помощью гибких цен; подготовиться к началу и концу пиковых значений спроса. </text:p>
        </text:list-item>
        <text:list-item>
          <text:p text:style-name="P23"><text:span text:style-name="T2">Поддерживающий маркетинг – маркетинг устойчивого и постоянного </text:span>спроса. В данном случае потребность целиком отвечает предложению. Задача маркетинга – поддерживать имеющийся уровень спроса возможно длительнее, невзирая на меняющиеся потребительские предпочтения и обостряющую конкурентную борьбу. </text:p>
        </text:list-item>
        <text:list-item>
          <text:p text:style-name="P23"><text:span text:style-name="T2">Демаркетинг – маркетинг сознательного и системного сокращения спроса.</text:span> Используется при задаче ограничить по той или иной причине спрос на товар или услугу, например, при чрезмерном спросе или с целью переориентации на иное предложение. В данном случае степень спроса постоянно и значительно выше, нежели компании необходимо. Методы: повышение стоимости, снижение либо прекращение рекламы, предоставление лицензий другим компаниям. </text:p>
        </text:list-item>
        <text:list-item>
          <text:p text:style-name="P22"><text:span text:style-name="T2">Противодействующий маркетинг – маркетинг ограничения спроса на иррациональное или незаконное – </text:span>всего, что формирует опасность благополучию отдельных потребителей группе потребителей или общества в целом.Задача маркетинга – устранить либо предельно уменьшить потребность. Методы: увеличение стоимости, ограничение или запрет рекламы, антиреклама, ограничение доступа продукта, формирование общественного мнения, отрицательное по отношению к покупателям данного продукта. </text:p>
        </text:list-item>
      </text:list>
      <text:p text:style-name="Text_20_body"><text:soft-page-break/></text:p>
      <text:p text:style-name="P3">Отраслевые виды маркетинга и маркетинг по сегментам </text:p>
      <text:list text:style-name="L13">
        <text:list-item>
          <text:p text:style-name="P25"><text:a xlink:type="simple" xlink:href="https://www.marketch.ru/marketing_dictionary/marketing_terms_m/marketing_uslug/" office:target-frame-name="_blank" xlink:show="new" text:style-name="Internet_20_link" text:visited-style-name="Visited_20_Internet_20_Link"><text:span text:style-name="T2">Маркетинг услуг</text:span></text:a><text:span text:style-name="T2"> </text:span>– маркетинговой деятельности организаций, бизнес которых заключается в получении выгоды от предоставления услуг; </text:p>
        </text:list-item>
        <text:list-item>
          <text:p text:style-name="P25"><text:span text:style-name="T2">Маркетинг B2B</text:span> – маркетинг в сегменте «бизнес-для-бизнеса» </text:p>
        </text:list-item>
        <text:list-item>
          <text:p text:style-name="P25">Маркетинг MSB – маркетинг сегмента «малого и среднего бизнеса» </text:p>
        </text:list-item>
        <text:list-item>
          <text:p text:style-name="P25">Маркетинг HoReCa – маркетинг рыночного сегмента «Отель/Ресторан/Кафе» </text:p>
        </text:list-item>
        <text:list-item>
          <text:p text:style-name="P25"><text:span text:style-name="T2">Интернет-маркетинг</text:span> – маркетинг в сети интернет, направленный на устранение препятствий к продвижению товара или услуги в сети интернет; </text:p>
        </text:list-item>
        <text:list-item>
          <text:p text:style-name="P25">Корпоративный маркетинг – маркетинг сегмента корпоративных продаж; </text:p>
        </text:list-item>
        <text:list-item>
          <text:p text:style-name="P25"><text:span text:style-name="T2">Рекламный маркетинг</text:span> – маркетинг услуг создания, размещения и проката рекламных сообщений. Субъекты маркетинга услуг: покупатели, производители и прокатчики рекламы. Объект маркетинга – рекламное сообщение; </text:p>
        </text:list-item>
        <text:list-item>
          <text:p text:style-name="P25"><text:span text:style-name="T2">Маркетинг в ритейле</text:span> – маркетинг мест розничной торговли; </text:p>
        </text:list-item>
        <text:list-item>
          <text:p text:style-name="P25"><text:span text:style-name="T2">Маркетинг банков и финансовый маркетинг</text:span> – маркетинг в сегменте банков; создание банковских и финансовых продуктов, их продвижение, управление их ценообразованием и распространением; </text:p>
        </text:list-item>
        <text:list-item>
          <text:p text:style-name="P25"><text:span text:style-name="T2">Промышленный маркетинг</text:span> – маркетинг промышленных предприятий и промышленных товаров; </text:p>
        </text:list-item>
        <text:list-item>
          <text:p text:style-name="P25"><text:a xlink:type="simple" xlink:href="https://www.marketch.ru/marketing_marginalia/ne_pridumaesh_marketingovyy_termin_-_sebya_ne_prodash/" office:target-frame-name="_blank" xlink:show="new" text:style-name="Internet_20_link" text:visited-style-name="Visited_20_Internet_20_Link"><text:span text:style-name="T2">Маркетинг услуг создания контента</text:span></text:a> – создание контента (текстов, видео, графики, интерактивной информации), оказание услуг создания контента, управление ценой, продвижение созданных продуктов и услуг, а также обеспечение присутствия на рынке. <text:span text:style-name="T1">Не путайте</text:span> <text:span text:style-name="T1">с «контент-маркетингом» – </text:span>псевдо-концепцией о «главенствующей роли текстов» в задаче маркетинга удовлетворить потребности потребителей товарами и услугами. </text:p>
        </text:list-item>
        <text:list-item>
          <text:p text:style-name="P24"><text:a xlink:type="simple" xlink:href="https://www.marketch.ru/marketing_marginalia/chto_takoe_performans-marketing/" office:target-frame-name="_blank" xlink:show="new" text:style-name="Internet_20_link" text:visited-style-name="Visited_20_Internet_20_Link"><text:span text:style-name="T2">Перформанс в маркетинге</text:span></text:a> – маркетинг создания перформансов, как элемента «продвижение» в комплексе маркетинга, активно применяемый в MiCE, при эвентах и в прямом маркетинге. <text:span text:style-name="T1">Не путайте с «перформанс-маркетинг»</text:span> – псевдо-концепцией рекламной деятельности в интернете, якобы, умение создавать «лучшую из реклам» и (или) умение подсчитывать показатели такой рекламы. </text:p>
        </text:list-item>
      </text:list>
      <text:p text:style-name="Text_20_body"><text:soft-page-break/>Виды маркетинга – это маркетинг определенной формы, которая различается степенью охвата групп потенциальных покупателей и примененных рядом инструментов с целью исследования и влияния на них. </text:p>
      <text:p text:style-name="Standard"/>
      <text:p text:style-name="Standard"/>
      <text:h text:style-name="Heading_20_1" text:outline-level="1">Виды маркетинга: полный список на 2021 год </text:h>
      <text:p text:style-name="Text_20_body">Маркетинг включает в себя множество направлений, каждое из которых имеет преимущества и недостатки. Есть десятки видов маркетинга, и к имеющемуся списку всегда есть что добавить, ведь этот рынок развивается очень активно.</text:p>
      <text:h text:style-name="Heading_20_2" text:outline-level="2">Виды маркетинга </text:h>
      <text:p text:style-name="Text_20_body">К популярным видам маркетинга стоит отнести те, что уже доказали свою эффективность и могут применяться в разных сферах. Обычно их сочетают для достижения лучших результатов, а не используют отдельно друг от друга.</text:p>
      <text:h text:style-name="Heading_20_2" text:outline-level="2">Традиционный маркетинг </text:h>
      <text:p text:style-name="Text_20_body">Традиционный маркетинг — это базовое направление, от которого происходят остальные. Его смысл в анализе целевой аудитории, выявлении ее потребностей и интересов, поиске болевых точек и формировании единой концепции продвижения товаров, услуг или целой компании.</text:p>
      <text:p text:style-name="Text_20_body">Основные понятия здесь — «сегментирование», «позиционирование», «конкурентные преимущества».</text:p>
      <text:p text:style-name="Text_20_body">Традиционный маркетинг полезен для продвижения знакомых покупателю продуктов, но практически не работает на новых. Он способствует увеличению продаж и прибыли, но почти не влияет на имидж компании.</text:p>
      <text:h text:style-name="Heading_20_2" text:outline-level="2">Inbound маркетинг </text:h>
      <text:p text:style-name="Text_20_body">В основе <text:a xlink:type="simple" xlink:href="https://altcraft.com/ru/blog/chto-takoe-inbound-marketing-i-pochemu-nuzhen-biznesu" office:target-frame-name="_blank" xlink:show="new" text:style-name="Internet_20_link" text:visited-style-name="Visited_20_Internet_20_Link">inbound marketing</text:a> (входящего маркетинга) лежит создание интересного и полезного контента для формирования лояльной аудитории. Этим контентом может быть тематический блог, рассылка, набор гайдов, чек-листов и шаблонов, <text:soft-page-break/>презентации. Суть в том, что люди отправятся в интернет искать нужную информацию и заодно узнают о существовании компании, которая ее предоставила.</text:p>
      <text:p text:style-name="Text_20_body">Если полученные сведения оказались действительно полезными, человек будет за них благодарен и запомнит автора. Как только потребителю понадобится соответствующий товар или услуга, он скорее обратится к тем, кто уже помог ему, нежели к незнакомцам. Отсюда «входящий» в названии — клиенты сами обращаются за помощью, а не компания напрямую предлагает ее.</text:p>
      <text:p text:style-name="Text_20_body">Этот метод работает только в долгосрочной перспективе, зато отлично повышает имидж компании.</text:p>
      <text:h text:style-name="Heading_20_2" text:outline-level="2">Outbound Marketing </text:h>
      <text:p text:style-name="Text_20_body">Исходящий маркетинг противоположен входящему: его задача — вызвать отклик у аудитории, надавить на больное место и тут же предложить решение проблемы.</text:p>
      <text:p text:style-name="Text_20_body">Подразумевается, что маркетолог сам реализовывает стратегию, ищет целевую аудиторию и продумывает способы воздействия на нее. Это может быть настройка таргетированной рекламы, почтовая рассылка и даже прямой обзвон. Главное — вычислить потенциального клиента и предложить ему услугу напрямую. После этого существует два пути развития событий: человек либо игнорирует предложение и даже блокирует контакт бренда, либо оформляет заказ. Из-за того, что в процентном соотношении с большим отрывом выигрывает первый вариант, исходящий маркетинг в чистом виде практически не используется. Зато его эффективность повышается в случаях, когда аудитория уже прогрета другим способом. Поэтому элементы аутбаунда часто включают в комбинированные стратегии.</text:p>
      <text:h text:style-name="Heading_20_2" text:outline-level="2">Digital маркетинг </text:h>
      <text:p text:style-name="Text_20_body">Цифровой маркетинг — это совокупность каналов и инструментов маркетинга в диджитал-среде. Сюда входят поисковый и email маркетинг, SEO-оптимизация, любой вид рекламы в интернете, инфографика и прочее.</text:p>
      <text:p text:style-name="Text_20_body"><text:soft-page-break/>Прочитать <text:a xlink:type="simple" xlink:href="https://altcraft.com/ru/blog/ak-push" office:target-frame-name="_blank" xlink:show="new" text:style-name="Internet_20_link" text:visited-style-name="Visited_20_Internet_20_Link">push-уведомление</text:a>, просмотреть рекламный ролик в мобильной игре, увидеть рекламный пост в соцсети или нативную рекламу у блогера — все это формирует понятие «digital marketing».</text:p>
      <text:h text:style-name="Heading_20_2" text:outline-level="2">Поисковый маркетинг (Search Engine Marketing) </text:h>
      <text:p text:style-name="Text_20_body">Поисковый маркетинг — это стратегия продвижения, в основе которой лежит учет алгоритмов поисковиков. Задача маркетолога состоит в том, чтобы сайт компании или бренда попадал в топ выдачи по релевантным запросам.</text:p>
      <text:p text:style-name="Text_20_body">Основные инструменты: SEO и контекстная реклама.</text:p>
      <text:h text:style-name="Heading_20_2" text:outline-level="2">Видеомаркетинг </text:h>
      <text:p text:style-name="Text_20_body">При видео маркетинге маркетологи используют видеоматериалы любого типа: лекции, образовательные и информационные ролики, блоги, лайфстайл в формате видео.</text:p>
      <text:p text:style-name="Text_20_body">Основное отличие от других видов продвижения — это использование видеоконтента для решения маркетинговых задач.</text:p>
      <text:p text:style-name="P3">По данным аналитического портала MarketingCharts в 2020 году увеличилось время просмотра видеороликов, связанных с бизнесом. Ранее, в 2019 году, такие видео смотрели в среднем примерно 4 минуты, в 2020 на просмотр роликов о бизнесе стало уходить чуть более 6 минут.</text:p>
      <text:h text:style-name="Heading_20_2" text:outline-level="2">Контент маркетинг </text:h>
      <text:p text:style-name="Text_20_body">Контент-маркетинг очень близок к инбаунд-маркетингу. Главное отличие состоит в том, что в материалы контент маркетинга включены нотки убеждения приобрести товар или услугу, в то время как инбаунд подразумевает «чистую» информацию без рекламной составляющей.</text:p>
      <text:p text:style-name="Text_20_body">Другое отличие — больше путей распространения. Помимо блогов, рассылок и полезных материалов разных форматов, информация контент-маркетинга может распространяться в рамках образовательных мероприятий, в СМИ, на новостных ресурсах и других.</text:p>
      <text:h text:style-name="Heading_20_2" text:outline-level="2"><text:soft-page-break/>Маркетинг в социальных сетях (Social Media Marketing, SMM) </text:h>
      <text:p text:style-name="Text_20_body">SMM — это способ продвижения через социальные сети. Сюда относится ведение страничек брендов в Facebook, ВКонтакте, Instagram и других, взаимодействие с аудиторией, публичные и личные ответы на вопросы покупателей и клиентов, написание полезных постов, привлечение подписчиков при помощи полезного и развлекательного контента. Главные задачи:</text:p>
      <text:list text:style-name="L2">
        <text:list-item>
          <text:p text:style-name="P5">привлечение подписчиков и увеличение охватов аудитории; </text:p>
        </text:list-item>
        <text:list-item>
          <text:p text:style-name="P5">повышение узнаваемости бренда и улучшение его репутации; </text:p>
        </text:list-item>
        <text:list-item>
          <text:p text:style-name="P4">прогрев аудитории и конвертация подписчиков в горячие лиды. </text:p>
        </text:list-item>
      </text:list>
      <text:h text:style-name="Heading_20_2" text:outline-level="2">Voice Marketing </text:h>
      <text:p text:style-name="Text_20_body">При голосовом маркетинге представитель компании звонит потенциальному клиенту с одной из следующих целей:</text:p>
      <text:list text:style-name="L3">
        <text:list-item>
          <text:p text:style-name="P7">провести опрос; </text:p>
        </text:list-item>
        <text:list-item>
          <text:p text:style-name="P7">получить обратную связь, отклик о продукте; </text:p>
        </text:list-item>
        <text:list-item>
          <text:p text:style-name="P7">предложить покупку продукта или ознакомление с его преимуществами; </text:p>
        </text:list-item>
        <text:list-item>
          <text:p text:style-name="P6">сообщить об акциях и специальных предложениях. </text:p>
        </text:list-item>
      </text:list>
      <text:h text:style-name="Heading_20_2" text:outline-level="2">Conversational Marketing </text:h>
      <text:p text:style-name="Text_20_body">Разговорный маркетинг похож на голосовой, но Conversational Marketing подразумевает более персонализированную беседу (не только по телефону, но и в мессенджерах, чатах на сайте и в других каналах). В ходе беседы обе стороны получают выгоду:</text:p>
      <text:list text:style-name="L4">
        <text:list-item>
          <text:p text:style-name="P9">компания формирует точное представление о своей аудитории и способах взаимодействия с ней, собирает базу горячих лидов; </text:p>
        </text:list-item>
        <text:list-item>
          <text:p text:style-name="P8">клиент имеет возможность получить ответы на интересующие его вопросы, чувствует заботу о себе и собственную значимость. </text:p>
        </text:list-item>
      </text:list>
      <text:h text:style-name="Heading_20_2" text:outline-level="2">Email Marketing </text:h>
      <text:p text:style-name="Text_20_body">Email маркетинг — это использование электронной почты для взаимодействия с аудиторией. Маркетологи собирают базу email-адресов потенциальных клиентов <text:soft-page-break/>и составляют контент-план, включающий в себя интересную информацию, опросы, предложения.</text:p>
      <text:p text:style-name="Text_20_body">Главная задача: держать баланс между тем, чтобы получателю было комфортно, и тем, чтобы бренд имел практическую выгоду от контакта с аудиторией.</text:p>
      <text:p text:style-name="P3">Данные компании Statista говорят о следующем: к 2025 году количество электронных писем в день достигнет 376 миллиардов.</text:p>
      <text:h text:style-name="Heading_20_2" text:outline-level="2">Buzz-маркетинг </text:h>
      <text:p text:style-name="Text_20_body">Buzz-маркетинг (он же скрытый маркетинг) — это искусственно запущенные слухи о бренде или продукте. Часто они маскируются под утечку информации или скандальную теорию.</text:p>
      <text:p text:style-name="Text_20_body">Смысл в том, чтобы заставить людей обсуждать инфоповод, спорить друг с другом, строить теории, чтобы бренд был на слуху.</text:p>
      <text:h text:style-name="Heading_20_2" text:outline-level="2">Influencer Marketing </text:h>
      <text:p text:style-name="Text_20_body">Маркетинг влияния использует лидеров мнений: блогеров, артистов и других публичных личностей. Люди больше доверяют рекламе, в которой участвует знакомый человек, а не посторонний. Так, пользователь, подписанный на бьюти-блогера, скорее купит рекламируемый им товар, чем тот же продукт, увиденный в рекламе по телевизору.</text:p>
      <text:h text:style-name="Heading_20_2" text:outline-level="2">Personalized Marketing </text:h>
      <text:p text:style-name="Text_20_body">Персонализированный маркетинг — это таргетированная реклама, но в более широком смысле. Маркетолог работает с доступной информацией, которую можно собрать о пользователях в интернете. После этого он формирует базу потенциальных клиентов, разбивает их на блоки для удобства и отправляет каждому «индивидуальное предложение»: персональную скидку, специальный подарок, промокод и другое.</text:p>
      <text:p text:style-name="Text_20_body">Часто здесь используется обращение по имени и прочие фишки создания эффекта общения с другом, который хорошо тебя знает.</text:p>
      <text:h text:style-name="Heading_20_2" text:outline-level="2"><text:soft-page-break/>Brand Marketing </text:h>
      <text:p text:style-name="Text_20_body">Бренд маркетинг — это определенный комплекс действий, нацеленных на то, чтобы потребители выбирали товар конкретного бренда. Этот вид маркетинга включает в себя не только создание логотипа и слогана. Его составляющими могут быть:</text:p>
      <text:list text:style-name="L5">
        <text:list-item>
          <text:p text:style-name="P11">фирменный стиль ведения соцсетей (дружеский, строгий, от лица персонажа); </text:p>
        </text:list-item>
        <text:list-item>
          <text:p text:style-name="P11">узнаваемая форма сотрудников; </text:p>
        </text:list-item>
        <text:list-item>
          <text:p text:style-name="P11">расширение возможностей (например, не просто сеть кофеен, где можно перекусить, а уютное рабочее пространство для фрилансеров и студентов); </text:p>
        </text:list-item>
        <text:list-item>
          <text:p text:style-name="P10">идеология (бережное отношение к окружающей среде, отчисление части прибыли на благотворительность). </text:p>
        </text:list-item>
      </text:list>
      <text:h text:style-name="Heading_20_2" text:outline-level="2">Партизанский маркетинг </text:h>
      <text:p text:style-name="Text_20_body">Партизанский маркетинг — самая экономная стратегия из возможных. Это что-то вроде написания названия бренда на заборах: раздача листовок и буклетов, комментарии на форумах и в соцсетях, публикации в СМИ с нужной подписью.</text:p>
      <text:p text:style-name="Text_20_body">Такой способ подходит для маленьких компаний (немного повышает их узнаваемость без выделения бюджета на рекламу) и совершенно неэффективен для средних и крупных бизнесов.</text:p>
      <text:h text:style-name="Heading_20_2" text:outline-level="2">Партнерский маркетинг </text:h>
      <text:p text:style-name="Text_20_body">Партнерский маркетинг — это способ продвижения, при котором компания заключает договоры на особых условиях с партнерами. Например:</text:p>
      <text:list text:style-name="L6">
        <text:list-item>
          <text:p text:style-name="P13">блогер получает именной промокод и транслирует его своей аудитории. Чем больше клиентов пришло от блогера, тем большую выгоду он получает, например, у него будет выше вознаграждение или процент скидки. </text:p>
        </text:list-item>
        <text:list-item>
          <text:p text:style-name="P13">на сайте-партнере размещена ссылка на сайт компании. Выгода может быть разной: взаимное размещение ссылок друг на друга, вознаграждение, услуга взамен. </text:p>
        </text:list-item>
        <text:list-item>
          <text:p text:style-name="P12">реферальные ссылки. </text:p>
        </text:list-item>
      </text:list>
      <text:h text:style-name="Heading_20_2" text:outline-level="2"><text:soft-page-break/>Account-based Marketing и Customer Marketing </text:h>
      <text:p text:style-name="Text_20_body">Аккаунт-маркетинг предполагает выделение среди всей аудитории отдельную целевую группу и работу с ней. Например, VIP-клиентов — самых перспективных и ценных покупателей, заслуживающих особого подхода и персонализации.</text:p>
      <text:p text:style-name="Text_20_body">В этом случае маркетолог не распыляется на большое количество потенциальных клиентов, а концентрируется на тех, кто с большей вероятностью будет приносить выгоду на постоянной основе.</text:p>
      <text:p text:style-name="Text_20_body">Похожим образом работает и клиентский маркетинг, однако ключевое отличие заключается в том, что он направлен не на привлечение новых клиентов, а на повышение лояльности имеющихся.</text:p>
      <text:h text:style-name="Heading_20_2" text:outline-level="2">Word of Mouth Marketing </text:h>
      <text:p text:style-name="Text_20_body">Сарафанный маркетинг — это вид маркетинга, при котором потребители рассказывают о продукте или услуге компании своим близким людям и друзьям. Например, об интересном факте о товаре или способах его использования, лайфхак к его применению или нечто подобное. В общем, то, чем люди будут охотно делиться друг с другом в бытовых разговорах и переписках. Таким образом, продукт становится обсуждаемым, а потому и узнаваемым среди покупателей.</text:p>
      <text:h text:style-name="Heading_20_2" text:outline-level="2">Relationship Marketing и Interactive Marketing </text:h>
      <text:p text:style-name="Text_20_body">Маркетинг взаимоотношений и интерактивный маркетинг — это почти одно и то же, ведь оба вида подразумевают поддержание постоянного контакта с аудиторией (опросы, мероприятия, интерактивные игры, розыгрыши). В итоге формируется дружеское отношение к бренду, за счет чего он становится предпочтительнее конкурентов.</text:p>
      <text:p text:style-name="Text_20_body">Большую роль в обоих случаях играют отзывы клиентов, включая те, что хаотично разбросаны по интернету.</text:p>
      <text:h text:style-name="Heading_20_2" text:outline-level="2"><text:soft-page-break/>Event Marketing </text:h>
      <text:p text:style-name="Text_20_body">Событийный маркетинг — это продвижение при помощи мероприятий (концертов, фестивалей, конференций и других). Компания может либо стать публичным спонсором уже готового мероприятия и поэтому понравиться его аудитории, либо организовать его сама. Люди, получившие положительные впечатления или полезную информацию, будут благодарны и запомнят бренд с теплом.Global Marketing </text:p>
      <text:p text:style-name="Text_20_body">Глобальный маркетинг нужен компаниям с мировым именем. Подразумевается, что следует учесть вообще все: интересы и потребности жителей разных стран, платежеспособность, местные особенности, законы и другие факторы.</text:p>
      <text:p text:style-name="Text_20_body">Перед маркетологом встает задача прописать и реализовать единую маркетинговую стратегию для разных стран с учетом их особенностей и различий.</text:p>
      <text:h text:style-name="Heading_20_2" text:outline-level="2">Нейромаркетинг </text:h>
      <text:p text:style-name="Text_20_body">В основе <text:a xlink:type="simple" xlink:href="https://altcraft.com/ru/blog/nejrobiologiya-v-marketinge" office:target-frame-name="_blank" xlink:show="new" text:style-name="Internet_20_link" text:visited-style-name="Visited_20_Internet_20_Link">нейромаркетинга</text:a> лежит изучение реакции нейромедиаторов на те или иные рекламные объекты: баннеры, нативную рекламу, специальные предложения, дружеские рекомендации и другое. По данным исследований планируется дальнейшая стратегия, в которую включаются методы, получившие больше всего положительных бессознательных откликов, и отметаются методы, вызывающие раздражение. Это позволяет сделать рекламную среду комфортной и ненавязчивой.</text:p>
      <text:h text:style-name="Heading_20_2" text:outline-level="2">Заключение </text:h>
      <text:p text:style-name="Text_20_body">Виды маркетинга многочисленны и разнообразны, однако без знания особенностей целевой аудитории не получится достичь эффекта ни при каком из них. Грамотный маркетолог сможет составить психологический портрет клиента, на его основании выбрать оптимальное направление и эффективно внедрить инструменты на практике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Noto Serif" fo:font-family="'Noto Serif'" style:font-family-generic="roman" style:font-pitch="variable" fo:font-size="24pt" fo:font-weight="bold" style:font-name-asian="Noto Sans1" style:font-family-asian="'Noto Sans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Noto Serif" fo:font-family="'Noto Serif'" style:font-family-generic="roman" style:font-pitch="variable" fo:font-size="18pt" fo:font-weight="bold" style:font-name-asian="Noto Sans1" style:font-family-asian="'Noto Sans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9:24:06.961995264</meta:creation-date>
    <dc:date>2023-11-30T19:32:24.309046676</dc:date>
    <meta:editing-duration>PT4M32S</meta:editing-duration>
    <meta:editing-cycles>2</meta:editing-cycles>
    <meta:generator>LibreOffice/7.6.2.1$Linux_X86_64 LibreOffice_project/60$Build-1</meta:generator>
    <meta:print-date>2023-11-30T19:32:22.506354445</meta:print-date>
    <meta:printed-by>PDF files</meta:printed-by>
    <meta:document-statistic meta:table-count="0" meta:image-count="0" meta:object-count="0" meta:page-count="15" meta:paragraph-count="157" meta:word-count="3216" meta:character-count="25866" meta:non-whitespace-character-count="22685"/>
  </office:meta>
</office:document-meta>
</file>